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0">
      <style:paragraph-properties fo:padding="0.0291in" fo:border-left="none" fo:border-right="none" fo:border-top="none" fo:border-bottom="0.0008in solid #000000" style:join-border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17819262354799474" text:style-name="L1">
        <text:list-item>
          <text:p text:style-name="P1"><text:span text:style-name="Strong_20_Emphasis">Fetch job listings</text:span> from We Work Remotely.</text:p>
        </text:list-item>
        <text:list-item>
          <text:p text:style-name="P1"><text:span text:style-name="Strong_20_Emphasis">Filter</text:span> them based on your specified criteria.</text:p>
        </text:list-item>
        <text:list-item>
          <text:p text:style-name="P1"><text:span text:style-name="Strong_20_Emphasis">Store</text:span> the results in a Google Sheet.</text:p>
        </text:list-item>
        <text:list-item>
          <text:p text:style-name="P1"><text:span text:style-name="Strong_20_Emphasis">Send notifications</text:span> via email or Slack for new listings.</text:p>
        </text:list-item>
      </text:list>
      <text:p text:style-name="Horizontal_20_Line"/>
      <text:h text:style-name="Heading_20_3" text:outline-level="3">? Workflow Overview</text:h>
      <text:list xml:id="list2570193651008092540" text:style-name="L2">
        <text:list-item>
          <text:p text:style-name="P2"><text:span text:style-name="Strong_20_Emphasis">Scheduler Trigger</text:span>: Runs the workflow at your preferred interval (e.g., daily).</text:p>
        </text:list-item>
        <text:list-item>
          <text:p text:style-name="P2"><text:span text:style-name="Strong_20_Emphasis">HTTP Request</text:span>: Fetches the latest job listings from We Work Remotely.</text:p>
        </text:list-item>
        <text:list-item>
          <text:p text:style-name="P2"><text:span text:style-name="Strong_20_Emphasis">Set Variables</text:span>: Defines your search criteria (e.g., keywords, job types).</text:p>
        </text:list-item>
        <text:list-item>
          <text:p text:style-name="P2"><text:span text:style-name="Strong_20_Emphasis">Filter</text:span>: Filters the fetched listings based on your criteria.</text:p>
        </text:list-item>
        <text:list-item>
          <text:p text:style-name="P2"><text:span text:style-name="Strong_20_Emphasis">Google Sheets</text:span>: Logs the filtered listings into a Google Sheet.</text:p>
        </text:list-item>
        <text:list-item>
          <text:p text:style-name="P2"><text:span text:style-name="Strong_20_Emphasis">Notifications</text:span>: Sends notifications for new listings via email or Slack.</text:p>
        </text:list-item>
      </text:list>
      <text:p text:style-name="Horizontal_20_Line"/>
      <text:h text:style-name="Heading_20_3" text:outline-level="3">?￯ﾸﾏ Step-by-Step Setup</text:h>
      <text:h text:style-name="Heading_20_4" text:outline-level="4">1. <text:span text:style-name="Strong_20_Emphasis">Scheduler Trigger</text:span></text:h>
      <text:list xml:id="list4326528276232489631" text:style-name="L3">
        <text:list-item>
          <text:p text:style-name="P3"><text:span text:style-name="Strong_20_Emphasis">Node</text:span>: <text:span text:style-name="Emphasis">Cron</text:span></text:p>
        </text:list-item>
        <text:list-item>
          <text:p text:style-name="P3"><text:span text:style-name="Strong_20_Emphasis">Configuration</text:span>: Set to trigger daily at a specific time.</text:p>
        </text:list-item>
      </text:list>
      <text:h text:style-name="Heading_20_4" text:outline-level="4">2. <text:span text:style-name="Strong_20_Emphasis">Fetch Job Listings</text:span></text:h>
      <text:list xml:id="list2829912174327020140" text:style-name="L4">
        <text:list-item>
          <text:p text:style-name="P4"><text:span text:style-name="Strong_20_Emphasis">Node</text:span>: <text:span text:style-name="Emphasis">HTTP Request</text:span></text:p>
        </text:list-item>
        <text:list-item>
          <text:p text:style-name="P4"><text:span text:style-name="Strong_20_Emphasis">URL</text:span>: <text:span text:style-name="Source_20_Text">https://weworkremotely.com/api/v1/jobs.json</text:span></text:p>
        </text:list-item>
        <text:list-item>
          <text:p text:style-name="P4"><text:span text:style-name="Strong_20_Emphasis">Method</text:span>: GET</text:p>
        </text:list-item>
        <text:list-item>
          <text:p text:style-name="P4"><text:span text:style-name="Strong_20_Emphasis">Response Format</text:span>: JSON</text:p>
        </text:list-item>
      </text:list>
      <text:h text:style-name="Heading_20_4" text:outline-level="4">3. <text:span text:style-name="Strong_20_Emphasis">Set Variables</text:span></text:h>
      <text:list xml:id="list7150314903576201053" text:style-name="L5">
        <text:list-item>
          <text:p text:style-name="P5"><text:span text:style-name="Strong_20_Emphasis">Node</text:span>: <text:span text:style-name="Emphasis">Set</text:span></text:p>
        </text:list-item>
        <text:list-item>
          <text:p text:style-name="P5"><text:span text:style-name="Strong_20_Emphasis">Fields</text:span>:</text:p>
          <text:list>
            <text:list-item>
              <text:p text:style-name="P5"><text:span text:style-name="Source_20_Text">keywords</text:span>: <text:span text:style-name="Source_20_Text">["developer", "remote"]</text:span></text:p>
            </text:list-item>
            <text:list-item>
              <text:p text:style-name="P5"><text:span text:style-name="Source_20_Text">location</text:span>: <text:span text:style-name="Source_20_Text">"remote"</text:span></text:p>
            </text:list-item>
            <text:list-item>
              <text:p text:style-name="P5"><text:span text:style-name="Source_20_Text">min_salary</text:span>: <text:span text:style-name="Source_20_Text">50000</text:span></text:p>
            </text:list-item>
          </text:list>
        </text:list-item>
      </text:list>
      <text:h text:style-name="Heading_20_4" text:outline-level="4"><text:soft-page-break/>4. <text:span text:style-name="Strong_20_Emphasis">Filter Listings</text:span></text:h>
      <text:list xml:id="list637336793944108131" text:style-name="L6">
        <text:list-item>
          <text:p text:style-name="P6"><text:span text:style-name="Strong_20_Emphasis">Node</text:span>: <text:span text:style-name="Emphasis">IF</text:span></text:p>
        </text:list-item>
        <text:list-item>
          <text:p text:style-name="P6"><text:span text:style-name="Strong_20_Emphasis">Conditions</text:span>:</text:p>
          <text:list>
            <text:list-item>
              <text:p text:style-name="P6"><text:span text:style-name="Source_20_Text">title</text:span> contains any of <text:span text:style-name="Source_20_Text">keywords</text:span></text:p>
            </text:list-item>
            <text:list-item>
              <text:p text:style-name="P6"><text:span text:style-name="Source_20_Text">location</text:span> equals <text:span text:style-name="Source_20_Text">location</text:span></text:p>
            </text:list-item>
            <text:list-item>
              <text:p text:style-name="P6"><text:span text:style-name="Source_20_Text">salary</text:span> greater than <text:span text:style-name="Source_20_Text">min_salary</text:span></text:p>
            </text:list-item>
          </text:list>
        </text:list-item>
      </text:list>
      <text:h text:style-name="Heading_20_4" text:outline-level="4">5. <text:span text:style-name="Strong_20_Emphasis">Log to Google Sheets</text:span></text:h>
      <text:list xml:id="list8120855465286489492" text:style-name="L7">
        <text:list-item>
          <text:p text:style-name="P7"><text:span text:style-name="Strong_20_Emphasis">Node</text:span>: <text:span text:style-name="Emphasis">Google Sheets</text:span></text:p>
        </text:list-item>
        <text:list-item>
          <text:p text:style-name="P7"><text:span text:style-name="Strong_20_Emphasis">Action</text:span>: Append Row</text:p>
        </text:list-item>
        <text:list-item>
          <text:p text:style-name="P7"><text:span text:style-name="Strong_20_Emphasis">Fields</text:span>:</text:p>
          <text:list>
            <text:list-item>
              <text:p text:style-name="P7"><text:span text:style-name="Source_20_Text">Job Title</text:span>: <text:span text:style-name="Source_20_Text">{{$json["title"]}}</text:span></text:p>
            </text:list-item>
            <text:list-item>
              <text:p text:style-name="P7"><text:span text:style-name="Source_20_Text">Company</text:span>: <text:span text:style-name="Source_20_Text">{{$json["company"]}}</text:span></text:p>
            </text:list-item>
            <text:list-item>
              <text:p text:style-name="P7"><text:span text:style-name="Source_20_Text">Location</text:span>: <text:span text:style-name="Source_20_Text">{{$json["location"]}}</text:span></text:p>
            </text:list-item>
            <text:list-item>
              <text:p text:style-name="P7"><text:span text:style-name="Source_20_Text">Salary</text:span>: <text:span text:style-name="Source_20_Text">{{$json["salary"]}}</text:span></text:p>
            </text:list-item>
            <text:list-item>
              <text:p text:style-name="P7"><text:span text:style-name="Source_20_Text">URL</text:span>: <text:span text:style-name="Source_20_Text">{{$json["url"]}}</text:span></text:p>
            </text:list-item>
          </text:list>
        </text:list-item>
      </text:list>
      <text:h text:style-name="Heading_20_4" text:outline-level="4">6. <text:span text:style-name="Strong_20_Emphasis">Send Notifications</text:span></text:h>
      <text:list xml:id="list5547302186985844329" text:style-name="L8">
        <text:list-item>
          <text:p text:style-name="P8"><text:span text:style-name="Strong_20_Emphasis">Node</text:span>: <text:span text:style-name="Emphasis">Email</text:span> or <text:span text:style-name="Emphasis">Slack</text:span></text:p>
        </text:list-item>
        <text:list-item>
          <text:p text:style-name="P8"><text:span text:style-name="Strong_20_Emphasis">Configuration</text:span>:</text:p>
          <text:list>
            <text:list-item>
              <text:p text:style-name="P8"><text:span text:style-name="Strong_20_Emphasis">Email</text:span>: Use your SMTP credentials.</text:p>
            </text:list-item>
            <text:list-item>
              <text:p text:style-name="P8"><text:span text:style-name="Strong_20_Emphasis">Slack</text:span>: Use your Slack webhook URL.</text:p>
            </text:list-item>
          </text:list>
        </text:list-item>
        <text:list-item>
          <text:p text:style-name="P8"><text:span text:style-name="Strong_20_Emphasis">Message</text:span>: Include details of the new job listings.</text:p>
        </text:list-item>
      </text:list>
      <text:p text:style-name="Horizontal_20_Line"/>
      <text:h text:style-name="Heading_20_3" text:outline-level="3">? Importing the Workflow</text:h>
      <text:p text:style-name="Text_20_body">You can import this workflow into your n8n instance:</text:p>
      <text:list xml:id="list8897002068811272913" text:style-name="L9">
        <text:list-item>
          <text:p text:style-name="P9">Open your n8n editor.</text:p>
        </text:list-item>
        <text:list-item>
          <text:p text:style-name="P9">Click on <text:span text:style-name="Strong_20_Emphasis">Import</text:span>.</text:p>
        </text:list-item>
        <text:list-item>
          <text:p text:style-name="P9">Paste the workflow JSON provided above.</text:p>
        </text:list-item>
        <text:list-item>
          <text:p text:style-name="P9">Click <text:span text:style-name="Strong_20_Emphasis">Import</text:span> to add it to your workspace.</text:p>
        </text:list-item>
      </text:list>
      <text:p text:style-name="Horizontal_20_Line"/>
      <text:h text:style-name="Heading_20_3" text:outline-level="3"><text:soft-page-break/>? Notes</text:h>
      <text:list xml:id="list7412394308016678624" text:style-name="L10">
        <text:list-item>
          <text:p text:style-name="P10">Ensure you have the necessary API keys and credentials for Google Sheets and email/Slack notifications.</text:p>
        </text:list-item>
        <text:list-item>
          <text:p text:style-name="P10">Customize the filtering criteria to match your job preferences.</text:p>
        </text:list-item>
        <text:list-item>
          <text:p text:style-name="P11">Test the workflow to ensure it fetches and processes the job listings correctly.</text:p>
        </text:list-item>
      </text:list>
      <text:p text:style-name="Standard"/>
      <text:p text:style-name="Standard">{</text:p>
      <text:p text:style-name="Standard"><text:s text:c="2"/>"name": "WeWorkRemotely Job Fetcher",</text:p>
      <text:p text:style-name="Standard"><text:s text:c="2"/>"nodes": [</text:p>
      <text:p text:style-name="Standard"><text:s text:c="4"/>{</text:p>
      <text:p text:style-name="Standard"><text:s text:c="6"/>"parameters": {</text:p>
      <text:p text:style-name="Standard"><text:s text:c="8"/>"triggerTimes": {</text:p>
      <text:p text:style-name="Standard"><text:s text:c="10"/>"item": [</text:p>
      <text:p text:style-name="Standard"><text:s text:c="12"/>{</text:p>
      <text:p text:style-name="Standard"><text:s text:c="14"/>"hour": 9,</text:p>
      <text:p text:style-name="Standard"><text:s text:c="14"/>"minute": 0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},</text:p>
      <text:p text:style-name="Standard"><text:s text:c="6"/>"name": "Cron",</text:p>
      <text:p text:style-name="Standard"><text:s text:c="6"/>"type": "n8n-nodes-base.cron",</text:p>
      <text:p text:style-name="Standard"><text:s text:c="6"/>"typeVersion": 1,</text:p>
      <text:p text:style-name="Standard"><text:s text:c="6"/>"position": [250, 300]</text:p>
      <text:p text:style-name="Standard"><text:s text:c="4"/>},</text:p>
      <text:p text:style-name="Standard"><text:s text:c="4"/>{</text:p>
      <text:p text:style-name="Standard"><text:s text:c="6"/>"parameters": {</text:p>
      <text:p text:style-name="Standard"><text:s text:c="8"/>"url": "https://weworkremotely.com/api/v1/jobs.json",</text:p>
      <text:p text:style-name="Standard"><text:s text:c="8"/>"options": {},</text:p>
      <text:p text:style-name="Standard"><text:s text:c="8"/>"responseFormat": "json",</text:p>
      <text:p text:style-name="Standard"><text:s text:c="8"/>"jsonParameters": true</text:p>
      <text:p text:style-name="Standard"><text:s text:c="6"/>},</text:p>
      <text:p text:style-name="Standard"><text:s text:c="6"/>"name": "Fetch Jobs",</text:p>
      <text:p text:style-name="Standard"><text:s text:c="6"/>"type": "n8n-nodes-base.httpRequest",</text:p>
      <text:p text:style-name="Standard"><text:s text:c="6"/>"typeVersion": 1,</text:p>
      <text:p text:style-name="Standard"><text:s text:c="6"/>"position": [450, 300]</text:p>
      <text:p text:style-name="Standard"><text:s text:c="4"/>},</text:p>
      <text:p text:style-name="Standard"><text:s text:c="4"/>{</text:p>
      <text:p text:style-name="Standard"><text:s text:c="6"/>"parameters": {</text:p>
      <text:p text:style-name="Standard"><text:s text:c="8"/>"values": {</text:p>
      <text:p text:style-name="Standard"><text:s text:c="10"/>"boolean": [],</text:p>
      <text:p text:style-name="Standard"><text:s text:c="10"/>"number": [],</text:p>
      <text:p text:style-name="Standard"><text:s text:c="10"/>"string": [</text:p>
      <text:p text:style-name="Standard"><text:s text:c="12"/>{</text:p>
      <text:p text:style-name="Standard"><text:s text:c="14"/>"name": "keywords",</text:p>
      <text:p text:style-name="Standard"><text:s text:c="14"/>"value": "[\"developer\",\"remote\"]"</text:p>
      <text:p text:style-name="Standard"><text:soft-page-break/><text:s text:c="12"/>},</text:p>
      <text:p text:style-name="Standard"><text:s text:c="12"/>{</text:p>
      <text:p text:style-name="Standard"><text:s text:c="14"/>"name": "location",</text:p>
      <text:p text:style-name="Standard"><text:s text:c="14"/>"value": "remote"</text:p>
      <text:p text:style-name="Standard"><text:s text:c="12"/>}</text:p>
      <text:p text:style-name="Standard"><text:s text:c="10"/>]</text:p>
      <text:p text:style-name="Standard"><text:s text:c="8"/>},</text:p>
      <text:p text:style-name="Standard"><text:s text:c="8"/>"options": {}</text:p>
      <text:p text:style-name="Standard"><text:s text:c="6"/>},</text:p>
      <text:p text:style-name="Standard"><text:s text:c="6"/>"name": "Set Filters",</text:p>
      <text:p text:style-name="Standard"><text:s text:c="6"/>"type": "n8n-nodes-base.set",</text:p>
      <text:p text:style-name="Standard"><text:s text:c="6"/>"typeVersion": 1,</text:p>
      <text:p text:style-name="Standard"><text:s text:c="6"/>"position": [650, 300]</text:p>
      <text:p text:style-name="Standard"><text:s text:c="4"/>},</text:p>
      <text:p text:style-name="Standard"><text:s text:c="4"/>{</text:p>
      <text:p text:style-name="Standard"><text:s text:c="6"/>"parameters": {</text:p>
      <text:p text:style-name="Standard"><text:s text:c="8"/>"conditions": {</text:p>
      <text:p text:style-name="Standard"><text:s text:c="10"/>"boolean": [],</text:p>
      <text:p text:style-name="Standard"><text:s text:c="10"/>"number": [],</text:p>
      <text:p text:style-name="Standard"><text:s text:c="10"/>"string": [</text:p>
      <text:p text:style-name="Standard"><text:s text:c="12"/>{</text:p>
      <text:p text:style-name="Standard"><text:s text:c="14"/>"value1": "={{$json[\"title\"]}}",</text:p>
      <text:p text:style-name="Standard"><text:s text:c="14"/>"operation": "contains",</text:p>
      <text:p text:style-name="Standard"><text:s text:c="14"/>"value2": "={{$json[\"keywords\"]}}"</text:p>
      <text:p text:style-name="Standard"><text:s text:c="12"/>},</text:p>
      <text:p text:style-name="Standard"><text:s text:c="12"/>{</text:p>
      <text:p text:style-name="Standard"><text:s text:c="14"/>"value1": "={{$json[\"location\"]}}",</text:p>
      <text:p text:style-name="Standard"><text:s text:c="14"/>"operation": "equal",</text:p>
      <text:p text:style-name="Standard"><text:s text:c="14"/>"value2": "={{$json[\"location\"]}}"</text:p>
      <text:p text:style-name="Standard"><text:s text:c="12"/>}</text:p>
      <text:p text:style-name="Standard"><text:s text:c="10"/>]</text:p>
      <text:p text:style-name="Standard"><text:s text:c="8"/>}</text:p>
      <text:p text:style-name="Standard"><text:s text:c="6"/>},</text:p>
      <text:p text:style-name="Standard"><text:s text:c="6"/>"name": "Filter Jobs",</text:p>
      <text:p text:style-name="Standard"><text:s text:c="6"/>"type": "n8n-nodes-base.if",</text:p>
      <text:p text:style-name="Standard"><text:s text:c="6"/>"typeVersion": 1,</text:p>
      <text:p text:style-name="Standard"><text:s text:c="6"/>"position": [850, 300]</text:p>
      <text:p text:style-name="Standard"><text:s text:c="4"/>},</text:p>
      <text:p text:style-name="Standard"><text:s text:c="4"/>{</text:p>
      <text:p text:style-name="Standard"><text:s text:c="6"/>"parameters": {</text:p>
      <text:p text:style-name="Standard"><text:s text:c="8"/>"operation": "append",</text:p>
      <text:p text:style-name="Standard"><text:s text:c="8"/>"sheetId": "&lt;YOUR_GOOGLE_SHEET_ID&gt;",</text:p>
      <text:p text:style-name="Standard"><text:s text:c="8"/>"range": "Sheet1!A:E",</text:p>
      <text:p text:style-name="Standard"><text:s text:c="8"/>"valueInputMode": "RAW",</text:p>
      <text:p text:style-name="Standard"><text:s text:c="8"/>"options": {},</text:p>
      <text:p text:style-name="Standard"><text:s text:c="8"/>"columns": [</text:p>
      <text:p text:style-name="Standard"><text:s text:c="10"/>{</text:p>
      <text:p text:style-name="Standard"><text:s text:c="12"/>"value": "={{$json[\"title\"]}}"</text:p>
      <text:p text:style-name="Standard"><text:s text:c="10"/>},</text:p>
      <text:p text:style-name="Standard"><text:soft-page-break/><text:s text:c="10"/>{</text:p>
      <text:p text:style-name="Standard"><text:s text:c="12"/>"value": "={{$json[\"company\"]}}"</text:p>
      <text:p text:style-name="Standard"><text:s text:c="10"/>},</text:p>
      <text:p text:style-name="Standard"><text:s text:c="10"/>{</text:p>
      <text:p text:style-name="Standard"><text:s text:c="12"/>"value": "={{$json[\"location\"]}}"</text:p>
      <text:p text:style-name="Standard"><text:s text:c="10"/>},</text:p>
      <text:p text:style-name="Standard"><text:s text:c="10"/>{</text:p>
      <text:p text:style-name="Standard"><text:s text:c="12"/>"value": "={{$json[\"salary\"]}}"</text:p>
      <text:p text:style-name="Standard"><text:s text:c="10"/>},</text:p>
      <text:p text:style-name="Standard"><text:s text:c="10"/>{</text:p>
      <text:p text:style-name="Standard"><text:s text:c="12"/>"value": "={{$json[\"url\"]}}"</text:p>
      <text:p text:style-name="Standard"><text:s text:c="10"/>}</text:p>
      <text:p text:style-name="Standard"><text:s text:c="8"/>]</text:p>
      <text:p text:style-name="Standard"><text:s text:c="6"/>},</text:p>
      <text:p text:style-name="Standard"><text:s text:c="6"/>"name": "Add to Google Sheet",</text:p>
      <text:p text:style-name="Standard"><text:s text:c="6"/>"type": "n8n-nodes-base.googleSheets",</text:p>
      <text:p text:style-name="Standard"><text:s text:c="6"/>"typeVersion": 1,</text:p>
      <text:p text:style-name="Standard"><text:s text:c="6"/>"position": [1050, 300],</text:p>
      <text:p text:style-name="Standard"><text:s text:c="6"/>"credentials": {</text:p>
      <text:p text:style-name="Standard"><text:s text:c="8"/>"googleSheetsOAuth2Api": "&lt;YOUR_GOOGLE_SHEETS_CREDENTIALS&gt;"</text:p>
      <text:p text:style-name="Standard"><text:s text:c="6"/>}</text:p>
      <text:p text:style-name="Standard"><text:s text:c="4"/>},</text:p>
      <text:p text:style-name="Standard"><text:s text:c="4"/>{</text:p>
      <text:p text:style-name="Standard"><text:s text:c="6"/>"parameters": {</text:p>
      <text:p text:style-name="Standard"><text:s text:c="8"/>"channel": "#jobs",</text:p>
      <text:p text:style-name="Standard"><text:s text:c="8"/>"text": "New We Work Remotely jobs found:\nTitle: {{$json[\"title\"]}}\nCompany: {{$json[\"company\"]}}\nLocation: {{$json[\"location\"]}}\nApply: {{$json[\"url\"]}}"</text:p>
      <text:p text:style-name="Standard"><text:s text:c="6"/>},</text:p>
      <text:p text:style-name="Standard"><text:s text:c="6"/>"name": "Slack Notification",</text:p>
      <text:p text:style-name="Standard"><text:s text:c="6"/>"type": "n8n-nodes-base.slack",</text:p>
      <text:p text:style-name="Standard"><text:s text:c="6"/>"typeVersion": 1,</text:p>
      <text:p text:style-name="Standard"><text:s text:c="6"/>"position": [1250, 300],</text:p>
      <text:p text:style-name="Standard"><text:s text:c="6"/>"credentials": {</text:p>
      <text:p text:style-name="Standard"><text:s text:c="8"/>"slackApi": "&lt;YOUR_SLACK_CREDENTIALS&gt;"</text:p>
      <text:p text:style-name="Standard"><text:s text:c="6"/>}</text:p>
      <text:p text:style-name="Standard"><text:s text:c="4"/>}</text:p>
      <text:p text:style-name="Standard"><text:s text:c="2"/>],</text:p>
      <text:p text:style-name="Standard"><text:s text:c="2"/>"connections": {</text:p>
      <text:p text:style-name="Standard"><text:s text:c="4"/>"Cron": {</text:p>
      <text:p text:style-name="Standard"><text:s text:c="6"/>"main": [</text:p>
      <text:p text:style-name="Standard"><text:s text:c="8"/>[</text:p>
      <text:p text:style-name="Standard"><text:s text:c="10"/>{</text:p>
      <text:p text:style-name="Standard"><text:s text:c="12"/>"node": "Fetch Jobs",</text:p>
      <text:p text:style-name="Standard"><text:s text:c="12"/>"type": "main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oft-page-break/><text:s text:c="4"/>"Fetch Jobs": {</text:p>
      <text:p text:style-name="Standard"><text:s text:c="6"/>"main": [</text:p>
      <text:p text:style-name="Standard"><text:s text:c="8"/>[</text:p>
      <text:p text:style-name="Standard"><text:s text:c="10"/>{</text:p>
      <text:p text:style-name="Standard"><text:s text:c="12"/>"node": "Set Filters",</text:p>
      <text:p text:style-name="Standard"><text:s text:c="12"/>"type": "main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 text:c="4"/>"Set Filters": {</text:p>
      <text:p text:style-name="Standard"><text:s text:c="6"/>"main": [</text:p>
      <text:p text:style-name="Standard"><text:s text:c="8"/>[</text:p>
      <text:p text:style-name="Standard"><text:s text:c="10"/>{</text:p>
      <text:p text:style-name="Standard"><text:s text:c="12"/>"node": "Filter Jobs",</text:p>
      <text:p text:style-name="Standard"><text:s text:c="12"/>"type": "main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,</text:p>
      <text:p text:style-name="Standard"><text:s text:c="4"/>"Filter Jobs": {</text:p>
      <text:p text:style-name="Standard"><text:s text:c="6"/>"main": [</text:p>
      <text:p text:style-name="Standard"><text:s text:c="8"/>[</text:p>
      <text:p text:style-name="Standard"><text:s text:c="10"/>{</text:p>
      <text:p text:style-name="Standard"><text:s text:c="12"/>"node": "Add to Google Sheet",</text:p>
      <text:p text:style-name="Standard"><text:s text:c="12"/>"type": "main",</text:p>
      <text:p text:style-name="Standard"><text:s text:c="12"/>"index": 0</text:p>
      <text:p text:style-name="Standard"><text:s text:c="10"/>},</text:p>
      <text:p text:style-name="Standard"><text:s text:c="10"/>{</text:p>
      <text:p text:style-name="Standard"><text:s text:c="12"/>"node": "Slack Notification",</text:p>
      <text:p text:style-name="Standard"><text:s text:c="12"/>"type": "main",</text:p>
      <text:p text:style-name="Standard"><text:s text:c="12"/>"index": 0</text:p>
      <text:p text:style-name="Standard"><text:s text:c="10"/>}</text:p>
      <text:p text:style-name="Standard"><text:s text:c="8"/>]</text:p>
      <text:p text:style-name="Standard"><text:s text:c="6"/>]</text:p>
      <text:p text:style-name="Standard"><text:s text:c="4"/>}</text:p>
      <text:p text:style-name="Standard"><text:s text:c="2"/>},</text:p>
      <text:p text:style-name="Standard"><text:s text:c="2"/>"active": false,</text:p>
      <text:p text:style-name="Standard"><text:s text:c="2"/>"settings": {},</text:p>
      <text:p text:style-name="Standard"><text:s text:c="2"/>"id": "1"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09T13:37:24.08</meta:creation-date>
    <meta:document-statistic meta:table-count="0" meta:image-count="0" meta:object-count="0" meta:page-count="6" meta:paragraph-count="237" meta:word-count="645" meta:character-count="5753"/>
    <dc:date>2025-09-09T13:38:37.19</dc:date>
    <meta:editing-duration>PT1M15S</meta:editing-duration>
    <meta:editing-cycles>1</meta:editing-cycles>
    <meta:generator>OpenOffice/4.1.14$Win32 OpenOffice.org_project/4114m1$Build-9811</meta:generator>
  </office:meta>
</office:document-meta>
</file>